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renis ADF Pro" svg:font-family="'Berenis ADF Pro'" style:font-pitch="variable"/>
    <style:font-face style:name="LM Roman Unslanted 10" svg:font-family="'LM Roman Unslanted 10'"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TeX Gyre DejaVu Math" svg:font-family="'TeX Gyre DejaVu Math'" style:font-pitch="variable"/>
    <style:font-face style:name="Times New Roman" svg:font-family="'Times New Roman'" style:font-family-generic="roman" style:font-pitch="variable"/>
    <style:font-face style:name="游ゴシック" svg:font-family="游ゴシック"/>
    <style:font-face style:name="游ゴシック Light" svg:font-family="'游ゴシック Light'"/>
  </office:font-face-decls>
  <office:automatic-styles>
    <style:style style:name="dp1" style:family="drawing-page"/>
    <style:style style:name="gr1" style:family="graphic" style:parent-style-name="objectwithoutfill">
      <style:graphic-properties svg:stroke-width="0.106cm" svg:stroke-color="#000000" draw:marker-start-width="0.358cm" draw:marker-end="Arrowheads_20_1" draw:marker-end-width="0.458cm" draw:fill="none" draw:textarea-vertical-align="middle" fo:padding-top="0.177cm" fo:padding-bottom="0.177cm" fo:padding-left="0.302cm" fo:padding-right="0.302cm" loext:decorative="false"/>
    </style:style>
    <style:style style:name="gr2" style:family="graphic" style:parent-style-name="standard">
      <style:graphic-properties draw:stroke="none" svg:stroke-width="0.018cm" draw:marker-start-width="0.227cm" draw:marker-end-width="0.227cm" draw:fill="none" loext:fill-use-slide-background="false" draw:textarea-horizontal-align="justify" draw:textarea-vertical-align="middle" draw:auto-grow-height="false" fo:min-height="0.749cm" fo:min-width="0.499cm" fo:padding-top="0.134cm" fo:padding-bottom="0.134cm" fo:padding-left="0.259cm" fo:padding-right="0.259cm" style:writing-mode="lr-tb" loext:decorative="false"/>
      <style:paragraph-properties style:writing-mode="lr-tb"/>
    </style:style>
    <style:style style:name="gr3" style:family="graphic" style:parent-style-name="standard">
      <style:graphic-properties draw:stroke="none" svg:stroke-width="0.018cm" draw:marker-start-width="0.227cm" draw:marker-end-width="0.227cm" draw:fill="none" loext:fill-use-slide-background="false" draw:textarea-horizontal-align="justify" draw:textarea-vertical-align="middle" draw:auto-grow-height="false" fo:min-height="0.731cm" fo:min-width="0.481cm" fo:padding-top="0.134cm" fo:padding-bottom="0.134cm" fo:padding-left="0.259cm" fo:padding-right="0.259cm" style:writing-mode="lr-tb" loext:decorative="false"/>
      <style:paragraph-properties style:writing-mode="lr-tb"/>
    </style:style>
    <style:style style:name="gr4" style:family="graphic" style:parent-style-name="standard">
      <style:graphic-properties svg:stroke-width="0.106cm" svg:stroke-color="#000000" draw:marker-start-width="0.358cm" draw:marker-end-width="0.358cm" draw:fill="none" loext:fill-use-slide-background="false" draw:textarea-horizontal-align="justify" draw:textarea-vertical-align="middle" draw:auto-grow-height="false" fo:min-height="0.812cm" fo:min-width="0.562cm" fo:padding-top="0.177cm" fo:padding-bottom="0.177cm" fo:padding-left="0.302cm" fo:padding-right="0.302cm" loext:decorative="false"/>
    </style:style>
    <style:style style:name="gr5" style:family="graphic" style:parent-style-name="objectwithoutfill">
      <style:graphic-properties svg:stroke-width="0.106cm" svg:stroke-color="#000000" draw:marker-start-width="0.358cm" draw:marker-end-width="0.358cm" draw:fill="none" draw:textarea-vertical-align="middle" fo:padding-top="0.177cm" fo:padding-bottom="0.177cm" fo:padding-left="0.302cm" fo:padding-right="0.302cm" loext:decorative="false"/>
    </style:style>
    <style:style style:name="gr6" style:family="graphic" style:parent-style-name="standard">
      <style:graphic-properties draw:stroke="none" svg:stroke-width="0.018cm" draw:marker-start-width="0.227cm" draw:marker-end-width="0.227cm" draw:fill="none" loext:fill-use-slide-background="false" draw:textarea-horizontal-align="justify" draw:textarea-vertical-align="middle" draw:auto-grow-height="false" fo:min-height="0.731cm" fo:min-width="0.631cm" fo:padding-top="0.134cm" fo:padding-bottom="0.134cm" fo:padding-left="0.259cm" fo:padding-right="0.259cm" style:writing-mode="lr-tb" loext:decorative="false"/>
      <style:paragraph-properties style:writing-mode="lr-tb"/>
    </style:style>
    <style:style style:name="gr7" style:family="graphic" style:parent-style-name="objectwithoutfill">
      <style:graphic-properties draw:stroke="dash" draw:stroke-dash="Long_20_Dash" svg:stroke-width="0.035cm" draw:marker-start-width="0.252cm" draw:marker-end-width="0.252cm" svg:stroke-linecap="butt" draw:fill="none" draw:textarea-vertical-align="middle" fo:padding-top="0.142cm" fo:padding-bottom="0.142cm" fo:padding-left="0.267cm" fo:padding-right="0.267cm" loext:decorative="false"/>
    </style:style>
    <style:style style:name="gr8" style:family="graphic" style:parent-style-name="objectwithoutfill">
      <style:graphic-properties draw:stroke="dash" draw:stroke-dash="Long_20_Dash" svg:stroke-width="0.035cm" svg:stroke-color="#2a6099" draw:marker-start-width="0.251cm" draw:marker-end-width="0.251cm" svg:stroke-linecap="butt" draw:fill="none" draw:textarea-vertical-align="middle" fo:padding-top="0.141cm" fo:padding-bottom="0.141cm" fo:padding-left="0.266cm" fo:padding-right="0.266cm" loext:decorative="false"/>
    </style:style>
    <style:style style:name="gr9" style:family="graphic" style:parent-style-name="objectwithoutfill">
      <style:graphic-properties draw:fill="none" draw:textarea-vertical-align="middle" loext:decorative="false"/>
    </style:style>
    <style:style style:name="gr10" style:family="graphic" style:parent-style-name="standard">
      <style:graphic-properties draw:stroke="none" svg:stroke-width="0.018cm" draw:marker-start-width="0.227cm" draw:marker-end-width="0.227cm" draw:fill="none" loext:fill-use-slide-background="false" draw:textarea-horizontal-align="justify" draw:textarea-vertical-align="middle" draw:auto-grow-height="false" fo:min-height="0.731cm" fo:min-width="0.731cm" fo:padding-top="0.134cm" fo:padding-bottom="0.134cm" fo:padding-left="0.259cm" fo:padding-right="0.259cm" style:writing-mode="lr-tb" loext:decorative="false"/>
      <style:paragraph-properties style:writing-mode="lr-tb"/>
    </style:style>
    <style:style style:name="gr11" style:family="graphic" style:parent-style-name="standard">
      <style:graphic-properties draw:stroke="none" svg:stroke-width="0.018cm" draw:marker-start-width="0.227cm" draw:marker-end-width="0.227cm" draw:fill="none" loext:fill-use-slide-background="false" draw:textarea-horizontal-align="justify" draw:textarea-vertical-align="middle" draw:auto-grow-height="false" fo:min-height="0.731cm" fo:min-width="3.231cm" fo:padding-top="0.134cm" fo:padding-bottom="0.134cm" fo:padding-left="0.259cm" fo:padding-right="0.259cm" style:writing-mode="lr-tb" loext:decorative="false"/>
      <style:paragraph-properties style:writing-mode="lr-tb"/>
    </style:style>
    <style:style style:name="gr12" style:family="graphic" style:parent-style-name="standard">
      <style:graphic-properties svg:stroke-width="0.106cm" svg:stroke-color="#000000" draw:marker-start-width="0.358cm" draw:marker-end-width="0.358cm" draw:fill="none" loext:fill-use-slide-background="false" draw:textarea-horizontal-align="justify" draw:textarea-vertical-align="middle" draw:auto-grow-height="false" fo:min-height="0.708cm" fo:min-width="0.458cm" fo:padding-top="0.177cm" fo:padding-bottom="0.177cm" fo:padding-left="0.302cm" fo:padding-right="0.302cm" loext:decorative="false"/>
    </style:style>
    <style:style style:name="gr13" style:family="graphic" style:parent-style-name="standard">
      <style:graphic-properties draw:stroke="none" svg:stroke-width="0.018cm" draw:marker-start-width="0.227cm" draw:marker-end-width="0.227cm" draw:fill="none" loext:fill-use-slide-background="false" draw:textarea-horizontal-align="justify" draw:textarea-vertical-align="top" draw:auto-grow-height="false" fo:min-height="1.601cm" fo:min-width="3.231cm" fo:padding-top="0.134cm" fo:padding-bottom="0.134cm" fo:padding-left="0.259cm" fo:padding-right="0.259cm" style:writing-mode="lr-tb" loext:decorative="false"/>
      <style:paragraph-properties style:writing-mode="lr-tb"/>
    </style:style>
    <style:style style:name="gr14" style:family="graphic" style:parent-style-name="standard">
      <style:graphic-properties draw:stroke="dash" draw:stroke-dash="Dash_20__28_Rounded_29_" svg:stroke-width="0.106cm" svg:stroke-color="#000000" draw:marker-start-width="0.358cm" draw:marker-end-width="0.358cm" svg:stroke-linecap="round" draw:fill="none" loext:fill-use-slide-background="false" draw:textarea-horizontal-align="justify" draw:textarea-vertical-align="middle" draw:auto-grow-height="false" fo:min-height="0.708cm" fo:min-width="0.458cm" fo:padding-top="0.177cm" fo:padding-bottom="0.177cm" fo:padding-left="0.302cm" fo:padding-right="0.302cm" loext:decorative="false"/>
    </style:style>
    <style:style style:name="gr15" style:family="graphic" style:parent-style-name="objectwithoutfill">
      <style:graphic-properties draw:stroke="dash" draw:stroke-dash="Dash_20__28_Rounded_29_" svg:stroke-width="0.106cm" svg:stroke-color="#000000" draw:marker-start-width="0.358cm" draw:marker-end-width="0.358cm" svg:stroke-linecap="round" draw:fill="none" draw:textarea-vertical-align="middle" fo:padding-top="0.177cm" fo:padding-bottom="0.177cm" fo:padding-left="0.302cm" fo:padding-right="0.302cm" loext:decorative="false"/>
    </style:style>
    <style:style style:name="gr16" style:family="graphic" style:parent-style-name="standard">
      <style:graphic-properties draw:stroke="none" svg:stroke-width="0.018cm" draw:marker-start-width="0.227cm" draw:marker-end-width="0.227cm" draw:fill="none" loext:fill-use-slide-background="false" draw:textarea-horizontal-align="justify" draw:textarea-vertical-align="top" draw:auto-grow-height="false" fo:min-height="0.731cm" fo:min-width="3.231cm" fo:padding-top="0.134cm" fo:padding-bottom="0.134cm" fo:padding-left="0.259cm" fo:padding-right="0.259cm" style:writing-mode="lr-tb" loext:decorative="false"/>
      <style:paragraph-properties style:writing-mode="lr-tb"/>
    </style:style>
    <style:style style:name="gr17" style:family="graphic" style:parent-style-name="objectwithoutfill">
      <style:graphic-properties draw:stroke="dash" draw:stroke-dash="Dot_20__28_Rounded_29_" svg:stroke-width="0.106cm" draw:marker-start-width="0.358cm" draw:marker-end="Arrowheads_20_3" draw:marker-end-width="0.358cm" svg:stroke-linecap="round" draw:fill="none" draw:textarea-vertical-align="middle" fo:padding-top="0.177cm" fo:padding-bottom="0.177cm" fo:padding-left="0.302cm" fo:padding-right="0.302cm" loext:decorative="false"/>
    </style:style>
    <style:style style:name="gr18" style:family="graphic" style:parent-style-name="standard">
      <style:graphic-properties draw:stroke="none" draw:fill="none" fo:min-height="1.133cm" loext:decorative="false"/>
      <style:paragraph-properties style:writing-mode="lr-tb"/>
    </style:style>
    <style:style style:name="gr19" style:family="graphic" style:parent-style-name="objectwithoutfill">
      <style:graphic-properties draw:stroke="solid" draw:stroke-dash="Long_20_Dash" svg:stroke-width="0.081cm" svg:stroke-color="#000000" draw:marker-start-width="0.32cm" draw:marker-end="Arrowheads_20_3" draw:marker-end-width="0.32cm" svg:stroke-linecap="butt" draw:fill="none" draw:textarea-vertical-align="middle" fo:padding-top="0.164cm" fo:padding-bottom="0.164cm" fo:padding-left="0.289cm" fo:padding-right="0.289cm" loext:decorative="false"/>
    </style:style>
    <style:style style:name="gr20" style:family="graphic" style:parent-style-name="objectwithoutfill">
      <style:graphic-properties svg:stroke-width="0.081cm" svg:stroke-color="#000000" draw:marker-start="Arrowheads_20_3" draw:marker-start-width="0.322cm" draw:marker-end="" draw:marker-end-width="0.322cm" draw:fill="none" draw:textarea-vertical-align="middle" fo:padding-top="0.166cm" fo:padding-bottom="0.166cm" fo:padding-left="0.291cm" fo:padding-right="0.291cm" loext:decorative="false"/>
    </style:style>
    <style:style style:name="gr21" style:family="graphic" style:parent-style-name="standard">
      <style:graphic-properties svg:stroke-width="0.106cm" svg:stroke-color="#000000" draw:marker-start-width="0.358cm" draw:marker-end-width="0.358cm" draw:fill="none" loext:fill-use-slide-background="false" draw:textarea-horizontal-align="justify" draw:textarea-vertical-align="middle" draw:auto-grow-height="false" fo:min-height="0.706cm" fo:min-width="0.458cm" fo:padding-top="0.177cm" fo:padding-bottom="0.177cm" fo:padding-left="0.302cm" fo:padding-right="0.302cm" loext:decorative="false"/>
    </style:style>
    <style:style style:name="gr22" style:family="graphic" style:parent-style-name="standard">
      <style:graphic-properties draw:stroke="none" draw:fill="none" fo:min-height="1.466cm" loext:decorative="false"/>
      <style:paragraph-properties style:writing-mode="lr-tb"/>
    </style:style>
    <style:style style:name="gr23" style:family="graphic" style:parent-style-name="objectwithoutfill">
      <style:graphic-properties svg:stroke-width="0.081cm" svg:stroke-color="#000000" draw:marker-start="Arrowheads_20_1" draw:marker-start-width="0.322cm" draw:marker-end="" draw:marker-end-width="0.322cm" draw:fill="none" draw:textarea-vertical-align="middle" fo:padding-top="0.166cm" fo:padding-bottom="0.166cm" fo:padding-left="0.291cm" fo:padding-right="0.291cm" loext:decorative="false"/>
    </style:style>
    <style:style style:name="gr24" style:family="graphic" style:parent-style-name="standard">
      <style:graphic-properties svg:stroke-color="#000000" draw:fill-color="#ff8000" draw:textarea-vertical-align="middle" draw:auto-grow-height="false" fo:min-height="0cm" fo:min-width="0cm" fo:wrap-option="wrap" loext:decorative="false"/>
    </style:style>
    <style:style style:name="gr25" style:family="graphic" style:parent-style-name="objectwithoutfill">
      <style:graphic-properties draw:stroke="dash" draw:stroke-dash="Dot" svg:stroke-width="0.081cm" svg:stroke-color="#000000" draw:marker-start-width="0.32cm" draw:marker-end="Arrowheads_20_3" draw:marker-end-width="0.32cm" svg:stroke-linecap="butt" draw:fill="none" draw:textarea-vertical-align="middle" fo:padding-top="0.164cm" fo:padding-bottom="0.164cm" fo:padding-left="0.289cm" fo:padding-right="0.289cm" loext:decorative="false"/>
    </style:style>
    <style:style style:name="gr26" style:family="graphic">
      <style:graphic-properties style:writing-mode="lr-tb" loext:decorative="false"/>
    </style:style>
    <style:style style:name="gr2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graphic-properties draw:stroke="solid" svg:stroke-width="0.079cm" svg:stroke-color="#325490" draw:stroke-linejoin="miter" svg:stroke-linecap="butt" draw:fill="none" loext:fill-use-slide-background="false" draw:textarea-horizontal-align="justify" draw:textarea-vertical-align="middle" draw:auto-grow-height="false" draw:fit-to-size="false" style:shrink-to-fit="false" fo:min-height="0.964cm" fo:min-width="1.352cm" fo:padding-top="0.125cm" fo:padding-bottom="0.125cm" fo:padding-left="0.25cm" fo:padding-right="0.25cm" fo:wrap-option="wrap" loext:decorative="false">
        <loext:stroke-complex-color loext:theme-type="accent1" loext:color-type="theme"/>
      </style:graphic-properties>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graphic-properties draw:stroke="solid" svg:stroke-width="0.079cm" svg:stroke-color="#325490" draw:stroke-linejoin="miter" svg:stroke-linecap="butt" draw:fill="none" loext:fill-use-slide-background="false" draw:textarea-horizontal-align="justify" draw:textarea-vertical-align="middle" draw:auto-grow-height="false" draw:fit-to-size="false" style:shrink-to-fit="false" fo:min-height="1.724cm" fo:min-width="2.578cm" fo:padding-top="0.125cm" fo:padding-bottom="0.125cm" fo:padding-left="0.25cm" fo:padding-right="0.25cm" fo:wrap-option="wrap" loext:decorative="false">
        <loext:stroke-complex-color loext:theme-type="accent1" loext:color-type="theme"/>
      </style:graphic-properties>
    </style:style>
    <style:style style:name="gr3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graphic-properties draw:stroke="solid" svg:stroke-width="0.079cm" svg:stroke-color="#325490" draw:stroke-linejoin="miter" svg:stroke-linecap="butt" draw:fill="none" loext:fill-use-slide-background="false" draw:textarea-horizontal-align="justify" draw:textarea-vertical-align="middle" draw:auto-grow-height="false" draw:fit-to-size="false" style:shrink-to-fit="false" fo:min-height="0.336cm" fo:min-width="1.802cm" fo:padding-top="0.125cm" fo:padding-bottom="0.125cm" fo:padding-left="0.25cm" fo:padding-right="0.25cm" fo:wrap-option="wrap" loext:decorative="false">
        <loext:stroke-complex-color loext:theme-type="accent1" loext:color-type="theme"/>
      </style:graphic-properties>
    </style:style>
    <style:style style:name="gr36" style:family="graphic" style:parent-style-name="standard">
      <style:graphic-properties draw:stroke="solid" svg:stroke-width="0.035cm" svg:stroke-color="#325490" draw:stroke-linejoin="miter" svg:stroke-linecap="butt" draw:fill="solid" draw:fill-color="#4472c4" draw:textarea-horizontal-align="justify" draw:textarea-vertical-align="middle" draw:auto-grow-height="false" draw:fit-to-size="false" style:shrink-to-fit="false" fo:min-height="0.17cm" fo:min-width="2.195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9" style:family="graphic" style:parent-style-name="standard">
      <style:graphic-properties draw:stroke="solid" svg:stroke-width="0.035cm" svg:stroke-color="#325490" draw:stroke-linejoin="miter" svg:stroke-linecap="butt" draw:fill="solid" draw:fill-color="#4472c4" draw:textarea-horizontal-align="justify" draw:textarea-vertical-align="middle" draw:auto-grow-height="false" draw:fit-to-size="false" style:shrink-to-fit="false" fo:min-height="0.17cm" fo:min-width="2.134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4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graphic-properties draw:stroke="solid" svg:stroke-width="0.035cm" svg:stroke-color="#325490" draw:stroke-linejoin="miter" svg:stroke-linecap="butt" draw:fill="solid" draw:fill-color="#4472c4" draw:textarea-horizontal-align="justify" draw:textarea-vertical-align="middle" draw:auto-grow-height="false" draw:fit-to-size="false" style:shrink-to-fit="false" fo:min-height="1.415cm" fo:min-width="3.78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43" style:family="graphic" style:parent-style-name="standard">
      <style:graphic-properties draw:stroke="solid" svg:stroke-width="0.035cm" svg:stroke-color="#325490" draw:stroke-linejoin="miter" svg:stroke-linecap="butt" draw:fill="solid" draw:fill-color="#4472c4" draw:textarea-horizontal-align="justify" draw:textarea-vertical-align="middle" draw:auto-grow-height="false" draw:fit-to-size="false" style:shrink-to-fit="false" fo:min-height="1.302cm" fo:min-width="4.468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44" style:family="graphic" style:parent-style-name="standard">
      <style:graphic-properties draw:stroke="solid" svg:stroke-width="0.088cm" svg:stroke-color="#ff0000" draw:stroke-linejoin="miter" svg:stroke-linecap="butt" draw:fill="none" loext:fill-use-slide-background="false" draw:textarea-horizontal-align="justify" draw:textarea-vertical-align="middle" draw:auto-grow-height="false" draw:fit-to-size="false" style:shrink-to-fit="false" fo:min-height="1.247cm" fo:min-width="2.762cm" fo:padding-top="0.125cm" fo:padding-bottom="0.125cm" fo:padding-left="0.25cm" fo:padding-right="0.25cm" fo:wrap-option="wrap" loext:decorative="false"/>
    </style:style>
    <style:style style:name="P1" style:family="paragraph">
      <loext:graphic-properties draw:fill="none"/>
      <style:paragraph-properties fo:text-align="center"/>
      <style:text-properties style:language-asian="ja" style:country-asian="JP"/>
    </style:style>
    <style:style style:name="P2" style:family="paragraph">
      <style:paragraph-properties fo:text-align="center"/>
      <style:text-properties style:font-name="TeX Gyre DejaVu Math" fo:font-size="32pt" fo:font-style="italic" style:font-size-asian="32pt" style:language-asian="ja" style:country-asian="JP" style:font-style-asian="italic" style:font-size-complex="32pt" style:font-style-complex="italic"/>
    </style:style>
    <style:style style:name="P3" style:family="paragraph">
      <loext:graphic-properties draw:fill="none"/>
      <style:paragraph-properties fo:text-align="center" style:writing-mode="lr-tb"/>
      <style:text-properties style:font-name="TeX Gyre DejaVu Math" fo:font-size="32pt" fo:font-style="italic" style:font-size-asian="32pt" style:language-asian="ja" style:country-asian="JP" style:font-style-asian="italic" style:font-size-complex="32pt" style:font-style-complex="italic"/>
    </style:style>
    <style:style style:name="P4" style:family="paragraph">
      <style:paragraph-properties fo:text-align="center"/>
      <style:text-properties style:font-name="TeX Gyre DejaVu Math" fo:font-size="28pt" fo:font-style="italic" style:font-size-asian="28pt" style:language-asian="ja" style:country-asian="JP" style:font-style-asian="italic" style:font-size-complex="28pt" style:font-style-complex="italic"/>
    </style:style>
    <style:style style:name="P5" style:family="paragraph">
      <loext:graphic-properties draw:fill="none"/>
      <style:paragraph-properties fo:text-align="center" style:writing-mode="lr-tb"/>
      <style:text-properties style:font-name="TeX Gyre DejaVu Math" fo:font-size="28pt" fo:font-style="italic" style:font-size-asian="28pt" style:language-asian="ja" style:country-asian="JP" style:font-style-asian="italic" style:font-size-complex="28pt" style:font-style-complex="italic"/>
    </style:style>
    <style:style style:name="P6" style:family="paragraph">
      <style:paragraph-properties fo:text-align="center"/>
      <style:text-properties style:font-name="LM Roman Unslanted 10" fo:font-size="32pt" fo:font-style="italic" style:font-size-asian="32pt" style:language-asian="ja" style:country-asian="JP" style:font-style-asian="italic" style:font-size-complex="32pt" style:font-style-complex="italic"/>
    </style:style>
    <style:style style:name="P7" style:family="paragraph">
      <loext:graphic-properties draw:fill="none"/>
      <style:paragraph-properties fo:text-align="center" style:writing-mode="lr-tb"/>
      <style:text-properties style:font-name="LM Roman Unslanted 10" fo:font-size="32pt" fo:font-style="italic" style:font-size-asian="32pt" style:language-asian="ja" style:country-asian="JP" style:font-style-asian="italic" style:font-size-complex="32pt" style:font-style-complex="italic"/>
    </style:style>
    <style:style style:name="P8" style:family="paragraph">
      <style:paragraph-properties fo:text-align="center"/>
      <style:text-properties style:font-name="TeX Gyre DejaVu Math" fo:font-size="32pt" fo:font-style="normal" style:font-size-asian="32pt" style:language-asian="ja" style:country-asian="JP" style:font-style-asian="normal" style:font-size-complex="32pt" style:font-style-complex="normal"/>
    </style:style>
    <style:style style:name="P9" style:family="paragraph">
      <loext:graphic-properties draw:fill="none"/>
      <style:paragraph-properties fo:text-align="center" style:writing-mode="lr-tb"/>
      <style:text-properties style:font-name="TeX Gyre DejaVu Math" fo:font-size="32pt" fo:font-style="normal" style:font-size-asian="32pt" style:language-asian="ja" style:country-asian="JP" style:font-style-asian="normal" style:font-size-complex="32pt" style:font-style-complex="normal"/>
    </style:style>
    <style:style style:name="P10" style:family="paragraph">
      <loext:graphic-properties draw:fill="none"/>
      <style:text-properties style:language-asian="ja" style:country-asian="JP"/>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cm" fo:line-height="100%" fo:text-indent="0cm"/>
    </style:style>
    <style:style style:name="P13" style:family="paragraph">
      <loext:graphic-properties draw:fill="none"/>
    </style:style>
    <style:style style:name="P14" style:family="paragraph">
      <loext:graphic-properties draw:fill="none"/>
      <style:paragraph-properties fo:text-align="center" style:writing-mode="lr-tb"/>
      <style:text-properties style:font-name="TeX Gyre DejaVu Math" fo:font-size="32pt" fo:font-style="italic" fo:font-weight="bold" style:font-size-asian="32pt" style:language-asian="ja" style:country-asian="JP" style:font-style-asian="italic" style:font-size-complex="32pt" style:font-style-complex="italic"/>
    </style:style>
    <style:style style:name="P15" style:family="paragraph">
      <loext:graphic-properties draw:fill="none"/>
      <style:paragraph-properties fo:text-align="center" style:writing-mode="lr-tb"/>
      <style:text-properties style:font-name="TeX Gyre DejaVu Math" fo:font-size="28pt" fo:font-style="italic" fo:font-weight="bold" style:font-size-asian="28pt" style:language-asian="ja" style:country-asian="JP" style:font-style-asian="italic" style:font-size-complex="28pt" style:font-style-complex="italic"/>
    </style:style>
    <style:style style:name="P16" style:family="paragraph">
      <style:text-properties fo:font-weight="bold" style:font-weight-asian="bold" style:font-weight-complex="bold"/>
    </style:style>
    <style:style style:name="P17" style:family="paragraph">
      <loext:graphic-properties draw:fill="none"/>
      <style:text-properties fo:font-weight="bold" style:language-asian="ja" style:country-asian="JP" style:font-weight-asian="bold" style:font-weight-complex="bold"/>
    </style:style>
    <style:style style:name="P18" style:family="paragraph">
      <loext:graphic-properties draw:fill-color="#ff8000"/>
      <style:paragraph-properties fo:text-align="center"/>
    </style:style>
    <style:style style:name="P19" style:family="paragraph">
      <loext:graphic-properties draw:fill="none"/>
      <style:text-properties fo:font-weight="bold" style:font-weight-asian="bold" style:font-weight-complex="bold"/>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2"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5"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26" style:family="paragraph">
      <loext:graphic-properties draw:fill="solid" draw:fill-color="#4472c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light1" loext:color-type="theme"/>
      </style:text-properties>
    </style:style>
    <style:style style:name="P27" style:family="paragraph">
      <loext:graphic-properties draw:fill="solid" draw:fill-color="#4472c4"/>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游ゴシック" fo:font-size="18pt" fo:letter-spacing="normal" fo:font-style="normal" style:text-underline-style="none" fo:font-weight="normal" fo:background-color="transparent" style:font-size-asian="18pt" style:language-asian="ja" style:country-asian="JP"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style:font-name="TeX Gyre DejaVu Math" fo:font-size="32pt" fo:font-style="italic" style:font-size-asian="32pt" style:language-asian="ja" style:country-asian="JP" style:font-style-asian="italic" style:font-size-complex="32pt" style:font-style-complex="italic"/>
    </style:style>
    <style:style style:name="T2" style:family="text">
      <style:text-properties style:font-name="TeX Gyre DejaVu Math" fo:font-size="28pt" fo:font-style="italic" style:font-size-asian="28pt" style:language-asian="ja" style:country-asian="JP" style:font-style-asian="italic" style:font-size-complex="28pt" style:font-style-complex="italic"/>
    </style:style>
    <style:style style:name="T3" style:family="text">
      <style:text-properties style:font-name="Berenis ADF Pro" fo:font-size="32pt" fo:font-style="italic" style:font-size-asian="32pt" style:language-asian="ja" style:country-asian="JP" style:font-style-asian="italic" style:font-size-complex="32pt" style:font-style-complex="italic"/>
    </style:style>
    <style:style style:name="T4" style:family="text">
      <style:text-properties style:font-name="LM Roman Unslanted 10" fo:font-size="32pt" fo:font-style="normal" style:font-size-asian="32pt" style:language-asian="ja" style:country-asian="JP" style:font-style-asian="normal" style:font-size-complex="32pt" style:font-style-complex="normal"/>
    </style:style>
    <style:style style:name="T5" style:family="text">
      <style:text-properties style:font-name="LM Roman Unslanted 10" fo:font-size="32pt" fo:font-style="italic" style:font-size-asian="32pt" style:language-asian="ja" style:country-asian="JP" style:font-style-asian="italic" style:font-size-complex="32pt" style:font-style-complex="italic"/>
    </style:style>
    <style:style style:name="T6" style:family="text">
      <style:text-properties style:font-name="LM Roman Unslanted 10" fo:font-size="32pt" fo:font-style="italic" fo:font-weight="bold" style:font-size-asian="32pt" style:language-asian="ja" style:country-asian="JP" style:font-style-asian="italic" style:font-weight-asian="bold" style:font-size-complex="32pt" style:font-style-complex="italic" style:font-weight-complex="bold"/>
    </style:style>
    <style:style style:name="T7" style:family="text">
      <style:text-properties style:text-position="sub 58%" style:font-name="LM Roman Unslanted 10" fo:font-size="32pt" fo:font-style="italic" fo:font-weight="normal" style:font-size-asian="32pt" style:language-asian="ja" style:country-asian="JP" style:font-style-asian="italic" style:font-weight-asian="normal" style:font-size-complex="32pt" style:font-style-complex="italic" style:font-weight-complex="normal"/>
    </style:style>
    <style:style style:name="T8" style:family="text">
      <style:text-properties style:text-position="sub 58%" style:font-name="LM Roman Unslanted 10" fo:font-size="32pt" fo:font-style="normal" fo:font-weight="normal" style:font-size-asian="32pt" style:language-asian="ja" style:country-asian="JP" style:font-style-asian="normal" style:font-weight-asian="normal" style:font-size-complex="32pt" style:font-style-complex="normal" style:font-weight-complex="normal"/>
    </style:style>
    <style:style style:name="T9" style:family="text">
      <style:text-properties style:font-name="TeX Gyre DejaVu Math" fo:font-size="32pt" fo:font-style="normal" style:font-size-asian="32pt" style:language-asian="ja" style:country-asian="JP" style:font-style-asian="normal" style:font-size-complex="32pt" style:font-style-complex="normal"/>
    </style:style>
    <style:style style:name="T10" style:family="text">
      <style:text-properties style:font-name="Berenis ADF Pro" fo:font-size="32pt" fo:font-style="italic" fo:font-weight="bold" style:font-size-asian="32pt" style:language-asian="ja" style:country-asian="JP" style:font-style-asian="italic" style:font-weight-asian="bold" style:font-size-complex="32pt" style:font-style-complex="italic"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italic" style:text-underline-style="none" fo:font-weight="normal" fo:background-color="transparent" style:font-size-asian="28pt" style:font-style-asian="italic" style:font-weight-asian="normal" style:font-name-complex="Times New Roman" style:font-size-complex="28pt" style:font-style-complex="italic"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游ゴシック" fo:font-size="20pt" fo:letter-spacing="normal"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游ゴシック" fo:font-size="20pt" fo:letter-spacing="normal" fo:language="en" fo:country="US"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ff0000" loext:opacity="100%" style:text-outline="false" style:text-line-through-style="none" style:text-line-through-type="none" style:text-position="0% 100%" style:font-name="游ゴシック" fo:font-size="20pt" fo:letter-spacing="normal"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游ゴシック" fo:font-size="20pt" fo:letter-spacing="normal" fo:language="en" fo:country="US" fo:font-style="normal" style:text-underline-style="none" fo:font-weight="normal" fo:background-color="transparent" style:font-size-asian="20pt" style:language-asian="ja" style:country-asian="JP" style:font-style-asian="normal" style:font-weight-asian="normal" style:font-size-complex="20pt" style:font-style-complex="normal" style:font-weight-complex="normal"/>
    </style:style>
    <style:style style:name="T16" style:family="text">
      <style:text-properties fo:font-variant="normal" fo:text-transform="none" fo:color="#ff000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style:style>
    <style:style style:name="T1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style:style>
    <style:style style:name="T18"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6cm" svg:y1="15.5cm" svg:x2="13.25cm" svg:y2="15.5cm">
          <text:p/>
        </draw:line>
        <draw:line draw:style-name="gr1" draw:text-style-name="P1" draw:layer="layout" svg:x1="6.724cm" svg:y1="16cm" svg:x2="6.75cm" svg:y2="10.5cm">
          <text:p/>
        </draw:line>
        <draw:custom-shape draw:style-name="gr2" draw:text-style-name="P3" draw:layer="layout" svg:width="0.999cm" svg:height="0.999cm" svg:x="13.001cm" svg:y="14.251cm">
          <text:p text:style-name="P2"><text:span text:style-name="T1">X</text:span></text:p>
          <draw:enhanced-geometry svg:viewBox="0 0 21600 21600" draw:type="rectangle" draw:enhanced-path="M 0 0 L 21600 0 21600 21600 0 21600 0 0 Z N"/>
        </draw:custom-shape>
        <draw:custom-shape draw:style-name="gr3" draw:text-style-name="P3" draw:layer="layout" svg:width="0.999cm" svg:height="0.999cm" svg:x="5.5cm" svg:y="9.5cm">
          <text:p text:style-name="P2"><text:span text:style-name="T1">Y</text:span></text:p>
          <draw:enhanced-geometry svg:viewBox="0 0 21600 21600" draw:type="rectangle" draw:enhanced-path="M 0 0 L 21600 0 21600 21600 0 21600 0 0 Z N"/>
        </draw:custom-shape>
        <draw:custom-shape draw:style-name="gr4" draw:text-style-name="P1" draw:layer="layout" svg:width="1.5cm" svg:height="1.5cm" svg:x="11.25cm" svg:y="1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12cm" svg:y1="11.1cm" svg:x2="12.6cm" svg:y2="10.75cm">
          <text:p/>
        </draw:line>
        <draw:custom-shape draw:style-name="gr6" draw:text-style-name="P5" draw:layer="layout" svg:width="1.149cm" svg:height="0.999cm" svg:x="5.101cm" svg:y="15.85cm">
          <text:p text:style-name="P4"><text:span text:style-name="T2">O</text:span></text:p>
          <draw:enhanced-geometry svg:viewBox="0 0 21600 21600" draw:mirror-horizontal="false" draw:mirror-vertical="false" draw:type="rectangle" draw:enhanced-path="M 0 0 L 21600 0 21600 21600 0 21600 0 0 Z N"/>
        </draw:custom-shape>
        <draw:line draw:style-name="gr7" draw:text-style-name="P1" draw:layer="layout" svg:x1="12.3cm" svg:y1="11.1cm" svg:x2="15.8cm" svg:y2="11.1cm">
          <text:p/>
        </draw:line>
        <draw:line draw:style-name="gr8" draw:text-style-name="P1" draw:layer="layout" svg:x1="12.85cm" svg:y1="10.6cm" svg:x2="15.25cm" svg:y2="9.2cm">
          <text:p/>
        </draw:line>
        <draw:line draw:style-name="gr9" draw:text-style-name="P1" draw:layer="layout" svg:x1="10.5cm" svg:y1="9.85cm" svg:x2="11.95cm" svg:y2="11cm">
          <text:p/>
        </draw:line>
        <draw:custom-shape draw:style-name="gr10" draw:text-style-name="P7" draw:layer="layout" svg:width="1.249cm" svg:height="0.999cm" svg:x="13.751cm" svg:y="10.101cm">
          <text:p text:style-name="P6"><text:span text:style-name="T3">θ</text:span></text:p>
          <draw:enhanced-geometry svg:viewBox="0 0 21600 21600" draw:type="rectangle" draw:enhanced-path="M 0 0 L 21600 0 21600 21600 0 21600 0 0 Z N"/>
        </draw:custom-shape>
        <draw:custom-shape draw:style-name="gr11" draw:text-style-name="P7" draw:layer="layout" svg:width="3.749cm" svg:height="0.999cm" svg:x="8.25cm" svg:y="8.601cm">
          <text:p text:style-name="P6"><text:span text:style-name="T4">(</text:span><text:span text:style-name="T5">x,y</text:span><text:span text:style-name="T4">)</text:span></text:p>
          <draw:enhanced-geometry svg:viewBox="0 0 21600 21600" draw:type="rectangle" draw:enhanced-path="M 0 0 L 21600 0 21600 21600 0 21600 0 0 Z N"/>
        </draw:custom-shape>
      </draw:page>
      <draw:page draw:name="page2" draw:style-name="dp1" draw:master-page-name="Default">
        <draw:line draw:style-name="gr1" draw:text-style-name="P1" draw:layer="layout" svg:x1="6cm" svg:y1="15.5cm" svg:x2="13.25cm" svg:y2="15.5cm">
          <text:p/>
        </draw:line>
        <draw:line draw:style-name="gr1" draw:text-style-name="P1" draw:layer="layout" svg:x1="6.724cm" svg:y1="16cm" svg:x2="6.75cm" svg:y2="10.5cm">
          <text:p/>
        </draw:line>
        <draw:custom-shape draw:style-name="gr3" draw:text-style-name="P3" draw:layer="layout" svg:width="0.999cm" svg:height="0.999cm" svg:x="13.001cm" svg:y="14.251cm">
          <text:p text:style-name="P2"><text:span text:style-name="T1">X</text:span></text:p>
          <draw:enhanced-geometry svg:viewBox="0 0 21600 21600" draw:type="rectangle" draw:enhanced-path="M 0 0 L 21600 0 21600 21600 0 21600 0 0 Z N"/>
        </draw:custom-shape>
        <draw:custom-shape draw:style-name="gr3" draw:text-style-name="P3" draw:layer="layout" svg:width="0.999cm" svg:height="0.999cm" svg:x="5.5cm" svg:y="9.5cm">
          <text:p text:style-name="P2"><text:span text:style-name="T1">Y</text:span></text:p>
          <draw:enhanced-geometry svg:viewBox="0 0 21600 21600" draw:type="rectangle" draw:enhanced-path="M 0 0 L 21600 0 21600 21600 0 21600 0 0 Z N"/>
        </draw:custom-shape>
        <draw:custom-shape draw:style-name="gr12" draw:text-style-name="P1" draw:layer="layout" svg:width="1.5cm" svg:height="1.5cm" svg:x="7.15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9cm" svg:y1="12.2cm" svg:x2="8.5cm" svg:y2="11.85cm">
          <text:p/>
        </draw:line>
        <draw:custom-shape draw:style-name="gr6" draw:text-style-name="P5" draw:layer="layout" svg:width="1.149cm" svg:height="0.999cm" svg:x="5.101cm" svg:y="15.85cm">
          <text:p text:style-name="P4"><text:span text:style-name="T2">O</text:span></text:p>
          <draw:enhanced-geometry svg:viewBox="0 0 21600 21600" draw:mirror-horizontal="false" draw:mirror-vertical="false" draw:type="rectangle" draw:enhanced-path="M 0 0 L 21600 0 21600 21600 0 21600 0 0 Z N"/>
        </draw:custom-shape>
        <draw:custom-shape draw:style-name="gr13" draw:text-style-name="P7" draw:layer="layout" svg:width="3.749cm" svg:height="1.851cm" svg:x="6cm" svg:y="9.701cm">
          <text:p text:style-name="P6"><text:span text:style-name="T6">x</text:span><text:span text:style-name="T7">i</text:span></text:p>
          <draw:enhanced-geometry svg:viewBox="0 0 21600 21600" draw:type="rectangle" draw:enhanced-path="M 0 0 L 21600 0 21600 21600 0 21600 0 0 Z N"/>
        </draw:custom-shape>
        <draw:custom-shape draw:style-name="gr14" draw:text-style-name="P1" draw:layer="layout" svg:width="1.5cm" svg:height="1.5cm" draw:transform="rotate (-0.383972435438753) translate (11.786cm 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2.201cm" svg:y1="11.502cm" svg:x2="12.888cm" svg:y2="11.402cm">
          <text:p/>
        </draw:line>
        <draw:custom-shape draw:style-name="gr16" draw:text-style-name="P7" draw:layer="layout" svg:width="3.749cm" svg:height="0.999cm" svg:x="11.25cm" svg:y="9.1cm">
          <text:p text:style-name="P6"><text:span text:style-name="T6">x</text:span><text:span text:style-name="T7">i</text:span><text:span text:style-name="T8">+1</text:span></text:p>
          <draw:enhanced-geometry svg:viewBox="0 0 21600 21600" draw:type="rectangle" draw:enhanced-path="M 0 0 L 21600 0 21600 21600 0 21600 0 0 Z N"/>
        </draw:custom-shape>
        <draw:path draw:style-name="gr17" draw:text-style-name="P1" draw:layer="layout" svg:width="2.106cm" svg:height="0.915cm" draw:transform="skewX (0.109083078249646) rotate (0.383448836663154) translate (9.04615209361686cm 11.9009905304665cm)" svg:viewBox="0 0 2107 916" svg:d="M0 54c451 64 1040-268 1414 206l289 452 366 189 38 15">
          <text:p/>
        </draw:path>
        <draw:custom-shape draw:style-name="gr3" draw:text-style-name="P9" draw:layer="layout" svg:width="0.999cm" svg:height="0.999cm" svg:x="9.55cm" svg:y="12.001cm">
          <text:p text:style-name="P8"><text:span text:style-name="T9">?</text:span></text:p>
          <draw:enhanced-geometry svg:viewBox="0 0 21600 21600" draw:mirror-horizontal="false" draw:mirror-vertical="false" draw:type="rectangle" draw:enhanced-path="M 0 0 L 21600 0 21600 21600 0 21600 0 0 Z N"/>
        </draw:custom-shape>
      </draw:page>
      <draw:page draw:name="page3" draw:style-name="dp1" draw:master-page-name="Default">
        <draw:line draw:style-name="gr1" draw:text-style-name="P1" draw:layer="layout" svg:x1="6cm" svg:y1="15.5cm" svg:x2="13.25cm" svg:y2="15.5cm">
          <text:p/>
        </draw:line>
        <draw:line draw:style-name="gr1" draw:text-style-name="P1" draw:layer="layout" svg:x1="6.724cm" svg:y1="16cm" svg:x2="6.75cm" svg:y2="10.5cm">
          <text:p/>
        </draw:line>
        <draw:custom-shape draw:style-name="gr3" draw:text-style-name="P3" draw:layer="layout" svg:width="0.999cm" svg:height="0.999cm" svg:x="13.001cm" svg:y="14.251cm">
          <text:p text:style-name="P2"><text:span text:style-name="T1">X</text:span></text:p>
          <draw:enhanced-geometry svg:viewBox="0 0 21600 21600" draw:type="rectangle" draw:enhanced-path="M 0 0 L 21600 0 21600 21600 0 21600 0 0 Z N"/>
        </draw:custom-shape>
        <draw:custom-shape draw:style-name="gr3" draw:text-style-name="P3" draw:layer="layout" svg:width="0.999cm" svg:height="0.999cm" svg:x="5.5cm" svg:y="9.5cm">
          <text:p text:style-name="P2"><text:span text:style-name="T1">Y</text:span></text:p>
          <draw:enhanced-geometry svg:viewBox="0 0 21600 21600" draw:type="rectangle" draw:enhanced-path="M 0 0 L 21600 0 21600 21600 0 21600 0 0 Z N"/>
        </draw:custom-shape>
        <draw:custom-shape draw:style-name="gr12" draw:text-style-name="P1" draw:layer="layout" svg:width="1.5cm" svg:height="1.5cm" svg:x="8.35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9.1cm" svg:y1="12.2cm" svg:x2="9.7cm" svg:y2="11.85cm">
          <text:p/>
        </draw:line>
        <draw:custom-shape draw:style-name="gr6" draw:text-style-name="P5" draw:layer="layout" svg:width="1.149cm" svg:height="0.999cm" svg:x="5.101cm" svg:y="15.85cm">
          <text:p text:style-name="P4"><text:span text:style-name="T2">O</text:span></text:p>
          <draw:enhanced-geometry svg:viewBox="0 0 21600 21600" draw:mirror-horizontal="false" draw:mirror-vertical="false" draw:type="rectangle" draw:enhanced-path="M 0 0 L 21600 0 21600 21600 0 21600 0 0 Z N"/>
        </draw:custom-shape>
        <draw:frame draw:style-name="gr18" draw:text-style-name="P10" draw:layer="layout" svg:width="1.069cm" svg:height="1.383cm" svg:x="12.181cm" svg:y="9.367cm">
          <draw:text-box>
            <text:p><text:span text:style-name="T3">ν</text:span></text:p>
          </draw:text-box>
        </draw:frame>
        <draw:line draw:style-name="gr19" draw:text-style-name="P1" draw:layer="layout" svg:x1="10.1cm" svg:y1="11.65cm" svg:x2="12.5cm" svg:y2="10.25cm">
          <text:p/>
        </draw:line>
        <draw:path draw:style-name="gr20" draw:text-style-name="P11" draw:layer="layout" svg:width="1.499cm" svg:height="1.499cm" draw:transform="rotate (-0.261799387799149) translate (9.50046967291512cm 10.7504609391097cm)" svg:viewBox="0 0 1500 1500" svg:d="M0 0c500 0 1500 0 1500 1500">
          <text:p/>
        </draw:path>
        <draw:frame draw:style-name="gr18" draw:text-style-name="P10" draw:layer="layout" svg:width="1.069cm" svg:height="1.383cm" svg:x="12.182cm" svg:y="9.368cm">
          <draw:text-box>
            <text:p text:style-name="P12"><text:span text:style-name="T3">ν</text:span></text:p>
          </draw:text-box>
        </draw:frame>
        <draw:frame draw:style-name="gr18" draw:text-style-name="P13" draw:layer="layout" svg:width="1.061cm" svg:height="1.383cm" svg:x="10.5cm" svg:y="11.5cm">
          <draw:text-box>
            <text:p><text:span text:style-name="T3">ω</text:span></text:p>
          </draw:text-box>
        </draw:frame>
      </draw:page>
      <draw:page draw:name="page4" draw:style-name="dp1" draw:master-page-name="Default">
        <draw:line draw:style-name="gr1" draw:text-style-name="P1" draw:layer="layout" svg:x1="6cm" svg:y1="15.5cm" svg:x2="13.25cm" svg:y2="15.5cm">
          <text:p/>
        </draw:line>
        <draw:line draw:style-name="gr1" draw:text-style-name="P1" draw:layer="layout" svg:x1="6.724cm" svg:y1="16cm" svg:x2="6.75cm" svg:y2="10.5cm">
          <text:p/>
        </draw:line>
        <draw:custom-shape draw:style-name="gr3" draw:text-style-name="P14" draw:layer="layout" svg:width="0.999cm" svg:height="0.999cm" svg:x="13.001cm" svg:y="14.251cm">
          <text:p text:style-name="P2"><text:span text:style-name="T1">X</text:span></text:p>
          <draw:enhanced-geometry svg:viewBox="0 0 21600 21600" draw:type="rectangle" draw:enhanced-path="M 0 0 L 21600 0 21600 21600 0 21600 0 0 Z N"/>
        </draw:custom-shape>
        <draw:custom-shape draw:style-name="gr3" draw:text-style-name="P14" draw:layer="layout" svg:width="0.999cm" svg:height="0.999cm" svg:x="5.5cm" svg:y="9.5cm">
          <text:p text:style-name="P2"><text:span text:style-name="T1">Y</text:span></text:p>
          <draw:enhanced-geometry svg:viewBox="0 0 21600 21600" draw:type="rectangle" draw:enhanced-path="M 0 0 L 21600 0 21600 21600 0 21600 0 0 Z N"/>
        </draw:custom-shape>
        <draw:custom-shape draw:style-name="gr21" draw:text-style-name="P1" draw:layer="layout" svg:width="1.5cm" svg:height="1.5cm" svg:x="8.35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9.1cm" svg:y1="12.2cm" svg:x2="9.7cm" svg:y2="11.85cm">
          <text:p/>
        </draw:line>
        <draw:custom-shape draw:style-name="gr6" draw:text-style-name="P15" draw:layer="layout" svg:width="1.149cm" svg:height="0.999cm" svg:x="5.101cm" svg:y="15.85cm">
          <text:p text:style-name="P4"><text:span text:style-name="T2">O</text:span></text:p>
          <draw:enhanced-geometry svg:viewBox="0 0 21600 21600" draw:mirror-horizontal="false" draw:mirror-vertical="false" draw:type="rectangle" draw:enhanced-path="M 0 0 L 21600 0 21600 21600 0 21600 0 0 Z N"/>
        </draw:custom-shape>
        <draw:frame draw:style-name="gr22" draw:text-style-name="P17" draw:layer="layout" svg:width="1.069cm" svg:height="1.716cm" svg:x="11.25cm" svg:y="9.5cm">
          <draw:text-box>
            <text:p text:style-name="P16"><text:span text:style-name="T10">u</text:span></text:p>
          </draw:text-box>
        </draw:frame>
        <draw:path draw:style-name="gr23" draw:text-style-name="P11" draw:layer="layout" svg:width="3.04cm" svg:height="1.04cm" draw:transform="rotate (-0.261799387799149) translate (10.4195426871274cm 10.6440529968319cm)" svg:viewBox="0 0 3041 1041" svg:d="M2956 94c500 1-1283-536-2956 947">
          <text:p/>
        </draw:path>
        <draw:custom-shape draw:style-name="gr24" draw:text-style-name="P18" draw:layer="layout" svg:width="0.75cm" svg:height="0.75cm" svg:x="17.25cm" svg:y="13.1cm">
          <text:p/>
          <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
        </draw:custom-shape>
        <draw:line draw:style-name="gr25" draw:text-style-name="P1" draw:layer="layout" svg:x1="16.75cm" svg:y1="13.25cm" svg:x2="15.5cm" svg:y2="13cm">
          <text:p/>
        </draw:line>
        <draw:custom-shape draw:style-name="gr24" draw:text-style-name="P18" draw:layer="layout" svg:width="0.75cm" svg:height="0.75cm" svg:x="11.75cm" svg:y="6cm">
          <text:p/>
          <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
        </draw:custom-shape>
        <draw:line draw:style-name="gr25" draw:text-style-name="P1" draw:layer="layout" svg:x1="11.75cm" svg:y1="7cm" svg:x2="11.25cm" svg:y2="8.25cm">
          <text:p/>
        </draw:line>
        <draw:frame draw:style-name="gr22" draw:text-style-name="P19" draw:layer="layout" svg:width="1.061cm" svg:height="1.716cm" svg:x="11.939cm" svg:y="7.034cm">
          <draw:text-box>
            <text:p text:style-name="P16"><text:span text:style-name="T10">z</text:span></text:p>
          </draw:text-box>
        </draw:frame>
        <draw:frame draw:style-name="gr22" draw:text-style-name="P19" draw:layer="layout" svg:width="1.061cm" svg:height="1.716cm" svg:x="15.75cm" svg:y="11.284cm">
          <draw:text-box>
            <text:p text:style-name="P16"><text:span text:style-name="T10">z</text:span></text:p>
          </draw:text-box>
        </draw:frame>
        <draw:frame draw:style-name="gr22" draw:text-style-name="P17" draw:layer="layout" svg:width="1.069cm" svg:height="1.716cm" svg:x="7.75cm" svg:y="12.284cm">
          <draw:text-box>
            <text:p text:style-name="P16"><text:span text:style-name="T10">x</text:span></text:p>
          </draw:text-box>
        </draw:frame>
      </draw:page>
      <draw:page draw:name="page5" draw:style-name="dp1" draw:master-page-name="Default">
        <draw:g draw:name="グループ化 21" draw:style-name="gr26">
          <draw:connector draw:name="直線矢印コネクタ 6" draw:style-name="gr27" draw:text-style-name="P20" draw:layer="layout" draw:type="line" svg:x1="1.51cm" svg:y1="11.071cm" svg:x2="6.699cm" svg:y2="11.071cm" svg:d="M1510 11071h5189" svg:viewBox="0 0 5190 1">
            <text:p/>
          </draw:connector>
          <draw:custom-shape draw:name="テキスト ボックス 7" draw:style-name="gr28" draw:text-style-name="P22" draw:layer="layout" svg:width="1.104cm" svg:height="1.435cm" svg:x="6.56cm" svg:y="10.345cm">
            <text:p text:style-name="P21"><text:span text:style-name="T11">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直線矢印コネクタ 9" draw:style-name="gr27" draw:text-style-name="P20" draw:layer="layout" draw:type="line" svg:x1="2.117cm" svg:y1="11.548cm" svg:x2="2.117cm" svg:y2="6.58cm" svg:d="M2117 11548v-4968" svg:viewBox="0 0 1 4969">
            <text:p/>
          </draw:connector>
          <draw:custom-shape draw:name="テキスト ボックス 11" draw:style-name="gr29" draw:text-style-name="P22" draw:layer="layout" svg:width="1.049cm" svg:height="1.435cm" svg:x="0.701cm" svg:y="6.013cm">
            <text:p text:style-name="P21"><text:span text:style-name="T11">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フリーフォーム: 図形 12" draw:style-name="gr30" draw:text-style-name="P23" draw:layer="layout" svg:width="1.851cm" svg:height="1.213cm" svg:x="3.179cm" svg:y="8.458cm">
            <text:p/>
            <draw:enhanced-geometry draw:mirror-horizontal="false" draw:mirror-vertical="false" draw:glue-points="?f0 ?f1 ?f2 ?f3 ?f4 ?f5 ?f6 ?f7 ?f8 ?f9 ?f10 ?f11 ?f12 ?f13 ?f14 ?f15 ?f16 ?f17 ?f18 ?f19 ?f20 ?f21 ?f22 ?f23 ?f24 ?f25 ?f26 ?f27 ?f28 ?f29 ?f30 ?f31 ?f32 ?f33 ?f34 ?f35 ?f36 ?f37 ?f38 ?f39 ?f40 ?f41 ?f42 ?f43 ?f44 ?f45 ?f46 ?f47" drawooo:sub-view-size="666579 436880" draw:text-areas="0 0 ?f48 ?f49" svg:viewBox="0 0 0 0" draw:type="ooxml-non-primitive" draw:enhanced-path="M 238760 406400 C 203200 412327 188029 427269 167640 431800 152671 435126 137160 435187 121920 436880 83028 431694 43495 437795 15240 406400 7641 397957 5080 386080 0 375920 5080 328507 5016 280256 15240 233680 20438 209999 34110 188924 45720 167640 63059 135852 88109 103627 116840 81280 132428 69156 149977 59631 167640 50800 268363 439 238465 8499 314960 0 364067 5080 413662 6660 462280 15240 472004 16956 479695 24673 487680 30480 516988 51795 548415 70895 574040 96520 630799 153279 605734 125876 650240 177800 651933 186267 652288 195115 655320 203200 657464 208917 664927 212360 665480 218440 669539 263093 662272 250880 645160 279400 645014 279643 626640 319616 619760 325120 615579 328465 609600 328507 604520 330200 597748 336972 568037 369557 553720 375920 545830 379427 536590 378519 528320 381000 519586 383620 511990 390222 502920 391160 462461 395345 421640 394547 381000 396240 281241 409541 274320 400473 238760 406400 Z N">
              <draw:equation draw:name="f0" draw:formula="238760*logwidth/666579"/>
              <draw:equation draw:name="f1" draw:formula="406400*logheight/436880"/>
              <draw:equation draw:name="f2" draw:formula="167640*logwidth/666579"/>
              <draw:equation draw:name="f3" draw:formula="431800*logheight/436880"/>
              <draw:equation draw:name="f4" draw:formula="121920*logwidth/666579"/>
              <draw:equation draw:name="f5" draw:formula="436880*logheight/436880"/>
              <draw:equation draw:name="f6" draw:formula="15240*logwidth/666579"/>
              <draw:equation draw:name="f7" draw:formula="406400*logheight/436880"/>
              <draw:equation draw:name="f8" draw:formula="0*logwidth/666579"/>
              <draw:equation draw:name="f9" draw:formula="375920*logheight/436880"/>
              <draw:equation draw:name="f10" draw:formula="15240*logwidth/666579"/>
              <draw:equation draw:name="f11" draw:formula="233680*logheight/436880"/>
              <draw:equation draw:name="f12" draw:formula="45720*logwidth/666579"/>
              <draw:equation draw:name="f13" draw:formula="167640*logheight/436880"/>
              <draw:equation draw:name="f14" draw:formula="116840*logwidth/666579"/>
              <draw:equation draw:name="f15" draw:formula="81280*logheight/436880"/>
              <draw:equation draw:name="f16" draw:formula="167640*logwidth/666579"/>
              <draw:equation draw:name="f17" draw:formula="50800*logheight/436880"/>
              <draw:equation draw:name="f18" draw:formula="314960*logwidth/666579"/>
              <draw:equation draw:name="f19" draw:formula="0*logheight/436880"/>
              <draw:equation draw:name="f20" draw:formula="462280*logwidth/666579"/>
              <draw:equation draw:name="f21" draw:formula="15240*logheight/436880"/>
              <draw:equation draw:name="f22" draw:formula="487680*logwidth/666579"/>
              <draw:equation draw:name="f23" draw:formula="30480*logheight/436880"/>
              <draw:equation draw:name="f24" draw:formula="574040*logwidth/666579"/>
              <draw:equation draw:name="f25" draw:formula="96520*logheight/436880"/>
              <draw:equation draw:name="f26" draw:formula="650240*logwidth/666579"/>
              <draw:equation draw:name="f27" draw:formula="177800*logheight/436880"/>
              <draw:equation draw:name="f28" draw:formula="655320*logwidth/666579"/>
              <draw:equation draw:name="f29" draw:formula="203200*logheight/436880"/>
              <draw:equation draw:name="f30" draw:formula="665480*logwidth/666579"/>
              <draw:equation draw:name="f31" draw:formula="218440*logheight/436880"/>
              <draw:equation draw:name="f32" draw:formula="645160*logwidth/666579"/>
              <draw:equation draw:name="f33" draw:formula="279400*logheight/436880"/>
              <draw:equation draw:name="f34" draw:formula="619760*logwidth/666579"/>
              <draw:equation draw:name="f35" draw:formula="325120*logheight/436880"/>
              <draw:equation draw:name="f36" draw:formula="604520*logwidth/666579"/>
              <draw:equation draw:name="f37" draw:formula="330200*logheight/436880"/>
              <draw:equation draw:name="f38" draw:formula="553720*logwidth/666579"/>
              <draw:equation draw:name="f39" draw:formula="375920*logheight/436880"/>
              <draw:equation draw:name="f40" draw:formula="528320*logwidth/666579"/>
              <draw:equation draw:name="f41" draw:formula="381000*logheight/436880"/>
              <draw:equation draw:name="f42" draw:formula="502920*logwidth/666579"/>
              <draw:equation draw:name="f43" draw:formula="391160*logheight/436880"/>
              <draw:equation draw:name="f44" draw:formula="381000*logwidth/666579"/>
              <draw:equation draw:name="f45" draw:formula="396240*logheight/436880"/>
              <draw:equation draw:name="f46" draw:formula="238760*logwidth/666579"/>
              <draw:equation draw:name="f47" draw:formula="406400*logheight/436880"/>
              <draw:equation draw:name="f48" draw:formula="logwidth"/>
              <draw:equation draw:name="f49" draw:formula="logheight"/>
            </draw:enhanced-geometry>
          </draw:custom-shape>
          <draw:custom-shape draw:name="テキスト ボックス 13" draw:style-name="gr31" draw:text-style-name="P22" draw:layer="layout" svg:width="3.331cm" svg:height="1.943cm" svg:x="2.634cm" svg:y="6.739cm">
            <text:p text:style-name="P21"><text:span text:style-name="T12">このへん</text:span><text:span text:style-name="T13"><text:line-break/></text:span><text:span text:style-name="T13">にいそ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グループ化 22" draw:style-name="gr26">
          <draw:connector draw:name="直線矢印コネクタ 14" draw:style-name="gr27" draw:text-style-name="P20" draw:layer="layout" draw:type="line" svg:x1="11.706cm" svg:y1="11.085cm" svg:x2="16.895cm" svg:y2="11.085cm" svg:d="M11706 11085h5189" svg:viewBox="0 0 5190 1">
            <text:p/>
          </draw:connector>
          <draw:connector draw:name="直線矢印コネクタ 16" draw:style-name="gr27" draw:text-style-name="P20" draw:layer="layout" draw:type="line" svg:x1="12.313cm" svg:y1="11.563cm" svg:x2="12.313cm" svg:y2="6.594cm" svg:d="M12313 11563v-4969" svg:viewBox="0 0 1 4970">
            <text:p/>
          </draw:connector>
          <draw:custom-shape draw:name="フリーフォーム: 図形 18" draw:style-name="gr32" draw:text-style-name="P23" draw:layer="layout" svg:width="3.077cm" svg:height="1.973cm" svg:x="14.23cm" svg:y="8.334cm">
            <text:p/>
            <draw:enhanced-geometry draw:mirror-horizontal="false" draw:mirror-vertical="false" draw:glue-points="?f0 ?f1 ?f2 ?f3 ?f4 ?f5 ?f6 ?f7 ?f8 ?f9 ?f10 ?f11 ?f12 ?f13 ?f14 ?f15 ?f16 ?f17 ?f18 ?f19 ?f20 ?f21 ?f22 ?f23 ?f24 ?f25 ?f26 ?f27 ?f28 ?f29 ?f30 ?f31 ?f32 ?f33 ?f34 ?f35 ?f36 ?f37 ?f38 ?f39 ?f40 ?f41 ?f42 ?f43 ?f44 ?f45 ?f46 ?f47" drawooo:sub-view-size="666579 436880" draw:text-areas="0 0 ?f48 ?f49" svg:viewBox="0 0 0 0" draw:type="ooxml-non-primitive" draw:enhanced-path="M 238760 406400 C 203200 412327 188029 427269 167640 431800 152671 435126 137160 435187 121920 436880 83028 431694 43495 437795 15240 406400 7641 397957 5080 386080 0 375920 5080 328507 5016 280256 15240 233680 20438 209999 34110 188924 45720 167640 63059 135852 88109 103627 116840 81280 132428 69156 149977 59631 167640 50800 268363 439 238465 8499 314960 0 364067 5080 413662 6660 462280 15240 472004 16956 479695 24673 487680 30480 516988 51795 548415 70895 574040 96520 630799 153279 605734 125876 650240 177800 651933 186267 652288 195115 655320 203200 657464 208917 664927 212360 665480 218440 669539 263093 662272 250880 645160 279400 645014 279643 626640 319616 619760 325120 615579 328465 609600 328507 604520 330200 597748 336972 568037 369557 553720 375920 545830 379427 536590 378519 528320 381000 519586 383620 511990 390222 502920 391160 462461 395345 421640 394547 381000 396240 281241 409541 274320 400473 238760 406400 Z N">
              <draw:equation draw:name="f0" draw:formula="238760*logwidth/666579"/>
              <draw:equation draw:name="f1" draw:formula="406400*logheight/436880"/>
              <draw:equation draw:name="f2" draw:formula="167640*logwidth/666579"/>
              <draw:equation draw:name="f3" draw:formula="431800*logheight/436880"/>
              <draw:equation draw:name="f4" draw:formula="121920*logwidth/666579"/>
              <draw:equation draw:name="f5" draw:formula="436880*logheight/436880"/>
              <draw:equation draw:name="f6" draw:formula="15240*logwidth/666579"/>
              <draw:equation draw:name="f7" draw:formula="406400*logheight/436880"/>
              <draw:equation draw:name="f8" draw:formula="0*logwidth/666579"/>
              <draw:equation draw:name="f9" draw:formula="375920*logheight/436880"/>
              <draw:equation draw:name="f10" draw:formula="15240*logwidth/666579"/>
              <draw:equation draw:name="f11" draw:formula="233680*logheight/436880"/>
              <draw:equation draw:name="f12" draw:formula="45720*logwidth/666579"/>
              <draw:equation draw:name="f13" draw:formula="167640*logheight/436880"/>
              <draw:equation draw:name="f14" draw:formula="116840*logwidth/666579"/>
              <draw:equation draw:name="f15" draw:formula="81280*logheight/436880"/>
              <draw:equation draw:name="f16" draw:formula="167640*logwidth/666579"/>
              <draw:equation draw:name="f17" draw:formula="50800*logheight/436880"/>
              <draw:equation draw:name="f18" draw:formula="314960*logwidth/666579"/>
              <draw:equation draw:name="f19" draw:formula="0*logheight/436880"/>
              <draw:equation draw:name="f20" draw:formula="462280*logwidth/666579"/>
              <draw:equation draw:name="f21" draw:formula="15240*logheight/436880"/>
              <draw:equation draw:name="f22" draw:formula="487680*logwidth/666579"/>
              <draw:equation draw:name="f23" draw:formula="30480*logheight/436880"/>
              <draw:equation draw:name="f24" draw:formula="574040*logwidth/666579"/>
              <draw:equation draw:name="f25" draw:formula="96520*logheight/436880"/>
              <draw:equation draw:name="f26" draw:formula="650240*logwidth/666579"/>
              <draw:equation draw:name="f27" draw:formula="177800*logheight/436880"/>
              <draw:equation draw:name="f28" draw:formula="655320*logwidth/666579"/>
              <draw:equation draw:name="f29" draw:formula="203200*logheight/436880"/>
              <draw:equation draw:name="f30" draw:formula="665480*logwidth/666579"/>
              <draw:equation draw:name="f31" draw:formula="218440*logheight/436880"/>
              <draw:equation draw:name="f32" draw:formula="645160*logwidth/666579"/>
              <draw:equation draw:name="f33" draw:formula="279400*logheight/436880"/>
              <draw:equation draw:name="f34" draw:formula="619760*logwidth/666579"/>
              <draw:equation draw:name="f35" draw:formula="325120*logheight/436880"/>
              <draw:equation draw:name="f36" draw:formula="604520*logwidth/666579"/>
              <draw:equation draw:name="f37" draw:formula="330200*logheight/436880"/>
              <draw:equation draw:name="f38" draw:formula="553720*logwidth/666579"/>
              <draw:equation draw:name="f39" draw:formula="375920*logheight/436880"/>
              <draw:equation draw:name="f40" draw:formula="528320*logwidth/666579"/>
              <draw:equation draw:name="f41" draw:formula="381000*logheight/436880"/>
              <draw:equation draw:name="f42" draw:formula="502920*logwidth/666579"/>
              <draw:equation draw:name="f43" draw:formula="391160*logheight/436880"/>
              <draw:equation draw:name="f44" draw:formula="381000*logwidth/666579"/>
              <draw:equation draw:name="f45" draw:formula="396240*logheight/436880"/>
              <draw:equation draw:name="f46" draw:formula="238760*logwidth/666579"/>
              <draw:equation draw:name="f47" draw:formula="406400*logheight/436880"/>
              <draw:equation draw:name="f48" draw:formula="logwidth"/>
              <draw:equation draw:name="f49" draw:formula="logheight"/>
            </draw:enhanced-geometry>
          </draw:custom-shape>
          <draw:custom-shape draw:name="テキスト ボックス 19" draw:style-name="gr33" draw:text-style-name="P22" draw:layer="layout" svg:width="4.745cm" svg:height="1.943cm" svg:x="13.531cm" svg:y="6.556cm">
            <text:p text:style-name="P21"><text:span text:style-name="T12">動くと位置が</text:span></text:p>
            <text:p text:style-name="P21"><text:span text:style-name="T12">不明確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グループ化 23" draw:style-name="gr26">
          <draw:connector draw:name="直線矢印コネクタ 24" draw:style-name="gr27" draw:text-style-name="P20" draw:layer="layout" draw:type="line" svg:x1="11.665cm" svg:y1="18.109cm" svg:x2="16.853cm" svg:y2="18.109cm" svg:d="M11665 18109h5188" svg:viewBox="0 0 5189 1">
            <text:p/>
          </draw:connector>
          <draw:connector draw:name="直線矢印コネクタ 26" draw:style-name="gr27" draw:text-style-name="P20" draw:layer="layout" draw:type="line" svg:x1="12.271cm" svg:y1="18.586cm" svg:x2="12.271cm" svg:y2="13.618cm" svg:d="M12271 18586v-4968" svg:viewBox="0 0 1 4969">
            <text:p/>
          </draw:connector>
          <draw:custom-shape draw:name="フリーフォーム: 図形 28" draw:style-name="gr32" draw:text-style-name="P23" draw:layer="layout" svg:width="3.077cm" svg:height="1.973cm" svg:x="14.189cm" svg:y="15.357cm">
            <text:p/>
            <draw:enhanced-geometry draw:mirror-horizontal="false" draw:mirror-vertical="false" draw:glue-points="?f0 ?f1 ?f2 ?f3 ?f4 ?f5 ?f6 ?f7 ?f8 ?f9 ?f10 ?f11 ?f12 ?f13 ?f14 ?f15 ?f16 ?f17 ?f18 ?f19 ?f20 ?f21 ?f22 ?f23 ?f24 ?f25 ?f26 ?f27 ?f28 ?f29 ?f30 ?f31 ?f32 ?f33 ?f34 ?f35 ?f36 ?f37 ?f38 ?f39 ?f40 ?f41 ?f42 ?f43 ?f44 ?f45 ?f46 ?f47" drawooo:sub-view-size="666579 436880" draw:text-areas="0 0 ?f48 ?f49" svg:viewBox="0 0 0 0" draw:type="ooxml-non-primitive" draw:enhanced-path="M 238760 406400 C 203200 412327 188029 427269 167640 431800 152671 435126 137160 435187 121920 436880 83028 431694 43495 437795 15240 406400 7641 397957 5080 386080 0 375920 5080 328507 5016 280256 15240 233680 20438 209999 34110 188924 45720 167640 63059 135852 88109 103627 116840 81280 132428 69156 149977 59631 167640 50800 268363 439 238465 8499 314960 0 364067 5080 413662 6660 462280 15240 472004 16956 479695 24673 487680 30480 516988 51795 548415 70895 574040 96520 630799 153279 605734 125876 650240 177800 651933 186267 652288 195115 655320 203200 657464 208917 664927 212360 665480 218440 669539 263093 662272 250880 645160 279400 645014 279643 626640 319616 619760 325120 615579 328465 609600 328507 604520 330200 597748 336972 568037 369557 553720 375920 545830 379427 536590 378519 528320 381000 519586 383620 511990 390222 502920 391160 462461 395345 421640 394547 381000 396240 281241 409541 274320 400473 238760 406400 Z N">
              <draw:equation draw:name="f0" draw:formula="238760*logwidth/666579"/>
              <draw:equation draw:name="f1" draw:formula="406400*logheight/436880"/>
              <draw:equation draw:name="f2" draw:formula="167640*logwidth/666579"/>
              <draw:equation draw:name="f3" draw:formula="431800*logheight/436880"/>
              <draw:equation draw:name="f4" draw:formula="121920*logwidth/666579"/>
              <draw:equation draw:name="f5" draw:formula="436880*logheight/436880"/>
              <draw:equation draw:name="f6" draw:formula="15240*logwidth/666579"/>
              <draw:equation draw:name="f7" draw:formula="406400*logheight/436880"/>
              <draw:equation draw:name="f8" draw:formula="0*logwidth/666579"/>
              <draw:equation draw:name="f9" draw:formula="375920*logheight/436880"/>
              <draw:equation draw:name="f10" draw:formula="15240*logwidth/666579"/>
              <draw:equation draw:name="f11" draw:formula="233680*logheight/436880"/>
              <draw:equation draw:name="f12" draw:formula="45720*logwidth/666579"/>
              <draw:equation draw:name="f13" draw:formula="167640*logheight/436880"/>
              <draw:equation draw:name="f14" draw:formula="116840*logwidth/666579"/>
              <draw:equation draw:name="f15" draw:formula="81280*logheight/436880"/>
              <draw:equation draw:name="f16" draw:formula="167640*logwidth/666579"/>
              <draw:equation draw:name="f17" draw:formula="50800*logheight/436880"/>
              <draw:equation draw:name="f18" draw:formula="314960*logwidth/666579"/>
              <draw:equation draw:name="f19" draw:formula="0*logheight/436880"/>
              <draw:equation draw:name="f20" draw:formula="462280*logwidth/666579"/>
              <draw:equation draw:name="f21" draw:formula="15240*logheight/436880"/>
              <draw:equation draw:name="f22" draw:formula="487680*logwidth/666579"/>
              <draw:equation draw:name="f23" draw:formula="30480*logheight/436880"/>
              <draw:equation draw:name="f24" draw:formula="574040*logwidth/666579"/>
              <draw:equation draw:name="f25" draw:formula="96520*logheight/436880"/>
              <draw:equation draw:name="f26" draw:formula="650240*logwidth/666579"/>
              <draw:equation draw:name="f27" draw:formula="177800*logheight/436880"/>
              <draw:equation draw:name="f28" draw:formula="655320*logwidth/666579"/>
              <draw:equation draw:name="f29" draw:formula="203200*logheight/436880"/>
              <draw:equation draw:name="f30" draw:formula="665480*logwidth/666579"/>
              <draw:equation draw:name="f31" draw:formula="218440*logheight/436880"/>
              <draw:equation draw:name="f32" draw:formula="645160*logwidth/666579"/>
              <draw:equation draw:name="f33" draw:formula="279400*logheight/436880"/>
              <draw:equation draw:name="f34" draw:formula="619760*logwidth/666579"/>
              <draw:equation draw:name="f35" draw:formula="325120*logheight/436880"/>
              <draw:equation draw:name="f36" draw:formula="604520*logwidth/666579"/>
              <draw:equation draw:name="f37" draw:formula="330200*logheight/436880"/>
              <draw:equation draw:name="f38" draw:formula="553720*logwidth/666579"/>
              <draw:equation draw:name="f39" draw:formula="375920*logheight/436880"/>
              <draw:equation draw:name="f40" draw:formula="528320*logwidth/666579"/>
              <draw:equation draw:name="f41" draw:formula="381000*logheight/436880"/>
              <draw:equation draw:name="f42" draw:formula="502920*logwidth/666579"/>
              <draw:equation draw:name="f43" draw:formula="391160*logheight/436880"/>
              <draw:equation draw:name="f44" draw:formula="381000*logwidth/666579"/>
              <draw:equation draw:name="f45" draw:formula="396240*logheight/436880"/>
              <draw:equation draw:name="f46" draw:formula="238760*logwidth/666579"/>
              <draw:equation draw:name="f47" draw:formula="406400*logheight/436880"/>
              <draw:equation draw:name="f48" draw:formula="logwidth"/>
              <draw:equation draw:name="f49" draw:formula="logheight"/>
            </draw:enhanced-geometry>
          </draw:custom-shape>
        </draw:g>
        <draw:custom-shape draw:name="テキスト ボックス 33" draw:style-name="gr34" draw:text-style-name="P25" draw:layer="layout" svg:width="7.738cm" svg:height="2.79cm" svg:x="12.034cm" svg:y="11.647cm">
          <text:p text:style-name="P24"><text:span text:style-name="T14">センサ値から</text:span><text:span text:style-name="T15"><text:line-break/></text:span><text:span text:style-name="T15">考えるとこのへんが</text:span><text:span text:style-name="T15"><text:line-break/></text:span><text:span text:style-name="T16">尤もらし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34" draw:style-name="gr26">
          <draw:connector draw:name="直線矢印コネクタ 35" draw:style-name="gr27" draw:text-style-name="P20" draw:layer="layout" draw:type="line" svg:x1="1.556cm" svg:y1="18.129cm" svg:x2="6.744cm" svg:y2="18.129cm" svg:d="M1556 18129h5188" svg:viewBox="0 0 5189 1">
            <text:p/>
          </draw:connector>
          <draw:connector draw:name="直線矢印コネクタ 37" draw:style-name="gr27" draw:text-style-name="P20" draw:layer="layout" draw:type="line" svg:x1="2.162cm" svg:y1="18.607cm" svg:x2="2.162cm" svg:y2="13.638cm" svg:d="M2162 18607v-4969" svg:viewBox="0 0 1 4970">
            <text:p/>
          </draw:connector>
          <draw:custom-shape draw:name="フリーフォーム: 図形 39" draw:style-name="gr35" draw:text-style-name="P23" draw:layer="layout" svg:width="2.301cm" svg:height="0.585cm" svg:x="4.856cm" svg:y="15.378cm">
            <text:p/>
            <draw:enhanced-geometry draw:mirror-horizontal="false" draw:mirror-vertical="false" draw:glue-points="?f0 ?f1 ?f2 ?f3 ?f4 ?f5 ?f6 ?f7 ?f8 ?f9 ?f10 ?f11 ?f12 ?f13 ?f14 ?f15 ?f16 ?f17 ?f18 ?f19 ?f20 ?f21 ?f22 ?f23 ?f24 ?f25 ?f26 ?f27 ?f28 ?f29 ?f30 ?f31 ?f32 ?f33 ?f34 ?f35 ?f36 ?f37 ?f38 ?f39 ?f40 ?f41 ?f42 ?f43 ?f44 ?f45 ?f46 ?f47" drawooo:sub-view-size="666579 436880" draw:text-areas="0 0 ?f48 ?f49" svg:viewBox="0 0 0 0" draw:type="ooxml-non-primitive" draw:enhanced-path="M 238760 406400 C 203200 412327 188029 427269 167640 431800 152671 435126 137160 435187 121920 436880 83028 431694 43495 437795 15240 406400 7641 397957 5080 386080 0 375920 5080 328507 5016 280256 15240 233680 20438 209999 34110 188924 45720 167640 63059 135852 88109 103627 116840 81280 132428 69156 149977 59631 167640 50800 268363 439 238465 8499 314960 0 364067 5080 413662 6660 462280 15240 472004 16956 479695 24673 487680 30480 516988 51795 548415 70895 574040 96520 630799 153279 605734 125876 650240 177800 651933 186267 652288 195115 655320 203200 657464 208917 664927 212360 665480 218440 669539 263093 662272 250880 645160 279400 645014 279643 626640 319616 619760 325120 615579 328465 609600 328507 604520 330200 597748 336972 568037 369557 553720 375920 545830 379427 536590 378519 528320 381000 519586 383620 511990 390222 502920 391160 462461 395345 421640 394547 381000 396240 281241 409541 274320 400473 238760 406400 Z N">
              <draw:equation draw:name="f0" draw:formula="238760*logwidth/666579"/>
              <draw:equation draw:name="f1" draw:formula="406400*logheight/436880"/>
              <draw:equation draw:name="f2" draw:formula="167640*logwidth/666579"/>
              <draw:equation draw:name="f3" draw:formula="431800*logheight/436880"/>
              <draw:equation draw:name="f4" draw:formula="121920*logwidth/666579"/>
              <draw:equation draw:name="f5" draw:formula="436880*logheight/436880"/>
              <draw:equation draw:name="f6" draw:formula="15240*logwidth/666579"/>
              <draw:equation draw:name="f7" draw:formula="406400*logheight/436880"/>
              <draw:equation draw:name="f8" draw:formula="0*logwidth/666579"/>
              <draw:equation draw:name="f9" draw:formula="375920*logheight/436880"/>
              <draw:equation draw:name="f10" draw:formula="15240*logwidth/666579"/>
              <draw:equation draw:name="f11" draw:formula="233680*logheight/436880"/>
              <draw:equation draw:name="f12" draw:formula="45720*logwidth/666579"/>
              <draw:equation draw:name="f13" draw:formula="167640*logheight/436880"/>
              <draw:equation draw:name="f14" draw:formula="116840*logwidth/666579"/>
              <draw:equation draw:name="f15" draw:formula="81280*logheight/436880"/>
              <draw:equation draw:name="f16" draw:formula="167640*logwidth/666579"/>
              <draw:equation draw:name="f17" draw:formula="50800*logheight/436880"/>
              <draw:equation draw:name="f18" draw:formula="314960*logwidth/666579"/>
              <draw:equation draw:name="f19" draw:formula="0*logheight/436880"/>
              <draw:equation draw:name="f20" draw:formula="462280*logwidth/666579"/>
              <draw:equation draw:name="f21" draw:formula="15240*logheight/436880"/>
              <draw:equation draw:name="f22" draw:formula="487680*logwidth/666579"/>
              <draw:equation draw:name="f23" draw:formula="30480*logheight/436880"/>
              <draw:equation draw:name="f24" draw:formula="574040*logwidth/666579"/>
              <draw:equation draw:name="f25" draw:formula="96520*logheight/436880"/>
              <draw:equation draw:name="f26" draw:formula="650240*logwidth/666579"/>
              <draw:equation draw:name="f27" draw:formula="177800*logheight/436880"/>
              <draw:equation draw:name="f28" draw:formula="655320*logwidth/666579"/>
              <draw:equation draw:name="f29" draw:formula="203200*logheight/436880"/>
              <draw:equation draw:name="f30" draw:formula="665480*logwidth/666579"/>
              <draw:equation draw:name="f31" draw:formula="218440*logheight/436880"/>
              <draw:equation draw:name="f32" draw:formula="645160*logwidth/666579"/>
              <draw:equation draw:name="f33" draw:formula="279400*logheight/436880"/>
              <draw:equation draw:name="f34" draw:formula="619760*logwidth/666579"/>
              <draw:equation draw:name="f35" draw:formula="325120*logheight/436880"/>
              <draw:equation draw:name="f36" draw:formula="604520*logwidth/666579"/>
              <draw:equation draw:name="f37" draw:formula="330200*logheight/436880"/>
              <draw:equation draw:name="f38" draw:formula="553720*logwidth/666579"/>
              <draw:equation draw:name="f39" draw:formula="375920*logheight/436880"/>
              <draw:equation draw:name="f40" draw:formula="528320*logwidth/666579"/>
              <draw:equation draw:name="f41" draw:formula="381000*logheight/436880"/>
              <draw:equation draw:name="f42" draw:formula="502920*logwidth/666579"/>
              <draw:equation draw:name="f43" draw:formula="391160*logheight/436880"/>
              <draw:equation draw:name="f44" draw:formula="381000*logwidth/666579"/>
              <draw:equation draw:name="f45" draw:formula="396240*logheight/436880"/>
              <draw:equation draw:name="f46" draw:formula="238760*logwidth/666579"/>
              <draw:equation draw:name="f47" draw:formula="406400*logheight/436880"/>
              <draw:equation draw:name="f48" draw:formula="logwidth"/>
              <draw:equation draw:name="f49" draw:formula="logheight"/>
            </draw:enhanced-geometry>
          </draw:custom-shape>
        </draw:g>
        <draw:g draw:name="グループ化 48" draw:style-name="gr26">
          <draw:custom-shape draw:name="矢印: 右 44" draw:style-name="gr36" draw:text-style-name="P26" draw:layer="layout" svg:width="2.905cm" svg:height="0.84cm" svg:x="8.599cm" svg:y="8.9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テキスト ボックス 45" draw:style-name="gr37" draw:text-style-name="P25" draw:layer="layout" svg:width="3.331cm" svg:height="1.943cm" svg:x="8.317cm" svg:y="7.332cm">
            <text:p text:style-name="P24"><text:span text:style-name="T17">ロボット</text:span><text:span text:style-name="T18"><text:line-break/></text:span><text:span text:style-name="T18">が移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テキスト ボックス 47" draw:style-name="gr38" draw:text-style-name="P25" draw:layer="layout" svg:width="4.038cm" svg:height="1.096cm" svg:x="20.329cm" svg:y="9.077cm">
          <text:p text:style-name="P24"><text:span text:style-name="T17">センシン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矢印: 右 49" draw:style-name="gr39" draw:text-style-name="P26" draw:layer="layout" svg:width="2.844cm" svg:height="0.84cm" svg:x="8.469cm" svg:y="15.896cm">
          <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テキスト ボックス 50" draw:style-name="gr40" draw:text-style-name="P25" draw:layer="layout" svg:width="4.038cm" svg:height="1.096cm" svg:x="7.665cm" svg:y="14.79cm">
          <text:p text:style-name="P24"><text:span text:style-name="T17">情報の統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2" draw:style-name="gr41" draw:text-style-name="P25" draw:layer="layout" svg:width="1.917cm" svg:height="1.096cm" svg:x="-1.02cm" svg:y="8.841cm">
          <text:p text:style-name="P24"><text:span text:style-name="T17">戻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矢印: U ターン 8" draw:style-name="gr42" draw:text-style-name="P27" draw:layer="layout" svg:width="4.279cm" svg:height="1.664cm" draw:transform="rotate (-1.5707963267949) translate (21.976cm 10.188cm)">
          <text:p/>
          <draw:enhanced-geometry draw:mirror-horizontal="false" draw:mirror-vertical="false" draw:text-areas="0 0 ?f34 ?f33" svg:viewBox="0 0 0 0" draw:type="ooxml-uturnArrow" draw:modifiers="25000 25000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矢印: U ターン 40" draw:style-name="gr43" draw:text-style-name="P27" draw:layer="layout" svg:width="4.967cm" svg:height="1.551cm" draw:transform="rotate (-1.5707963267949) translate (0.66cm 9.965cm)">
          <text:p/>
          <draw:enhanced-geometry draw:mirror-horizontal="true" draw:mirror-vertical="true" draw:text-areas="0 0 ?f34 ?f33" svg:viewBox="0 0 0 0" draw:type="ooxml-uturnArrow" draw:modifiers="25000 25000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custom-shape draw:name="フリーフォーム: 図形 10" draw:style-name="gr44" draw:text-style-name="P23" draw:layer="layout" svg:width="3.261cm" svg:height="1.496cm" svg:x="14.553cm" svg:y="14.459cm">
          <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1174270 539014" draw:text-areas="0 0 ?f62 ?f63" svg:viewBox="0 0 0 0" draw:type="ooxml-non-primitive" draw:enhanced-path="M 4801 279132 C 7207 252663 2782 227778 19239 211755 67376 164885 125664 126905 187681 101065 226182 85023 263421 65531 303184 52939 384244 27270 447764 15360 524565 0 579108 3208 634016 2558 688194 9625 723668 14252 817815 62219 837386 72189 892377 100203 948682 126107 1001016 158816 1078668 207349 1071819 198224 1135769 255069 1166323 282228 1160347 275348 1174270 303195 1171062 311216 1170334 320757 1164645 327259 1158485 334299 1148514 336738 1140582 341696 1116503 356745 1134109 347967 1102081 365760 1087812 373687 1047294 391770 1039517 394635 1023801 400425 1006784 402475 991390 409073 961716 421790 934265 439276 904763 452387 890325 458804 876059 465621 861449 471637 848775 476856 835473 480508 822948 486075 806558 493360 791212 502855 774822 510139 762297 515706 749229 519966 736321 524576 708970 534344 712203 533013 688194 539014 L 178056 529389 C 169879 529168 162040 526039 153992 524576 144392 522831 134742 521368 125117 519764 120047 516722 94026 501629 86616 495701 83073 492866 80199 489284 76990 486075 55582 432553 82451 487633 48114 447574 43445 442127 42291 434408 38489 428324 34238 421522 28864 415490 24051 409073 12236 361809 29341 419650 4801 370572 -4681 351608 2395 305601 4801 279132 Z N">
            <draw:equation draw:name="f0" draw:formula="4801*logwidth/1174270"/>
            <draw:equation draw:name="f1" draw:formula="279132*logheight/539014"/>
            <draw:equation draw:name="f2" draw:formula="19239*logwidth/1174270"/>
            <draw:equation draw:name="f3" draw:formula="211755*logheight/539014"/>
            <draw:equation draw:name="f4" draw:formula="187681*logwidth/1174270"/>
            <draw:equation draw:name="f5" draw:formula="101065*logheight/539014"/>
            <draw:equation draw:name="f6" draw:formula="303184*logwidth/1174270"/>
            <draw:equation draw:name="f7" draw:formula="52939*logheight/539014"/>
            <draw:equation draw:name="f8" draw:formula="524565*logwidth/1174270"/>
            <draw:equation draw:name="f9" draw:formula="0*logheight/539014"/>
            <draw:equation draw:name="f10" draw:formula="688194*logwidth/1174270"/>
            <draw:equation draw:name="f11" draw:formula="9625*logheight/539014"/>
            <draw:equation draw:name="f12" draw:formula="837386*logwidth/1174270"/>
            <draw:equation draw:name="f13" draw:formula="72189*logheight/539014"/>
            <draw:equation draw:name="f14" draw:formula="1001016*logwidth/1174270"/>
            <draw:equation draw:name="f15" draw:formula="158816*logheight/539014"/>
            <draw:equation draw:name="f16" draw:formula="1135769*logwidth/1174270"/>
            <draw:equation draw:name="f17" draw:formula="255069*logheight/539014"/>
            <draw:equation draw:name="f18" draw:formula="1174270*logwidth/1174270"/>
            <draw:equation draw:name="f19" draw:formula="303195*logheight/539014"/>
            <draw:equation draw:name="f20" draw:formula="1164645*logwidth/1174270"/>
            <draw:equation draw:name="f21" draw:formula="327259*logheight/539014"/>
            <draw:equation draw:name="f22" draw:formula="1140582*logwidth/1174270"/>
            <draw:equation draw:name="f23" draw:formula="341696*logheight/539014"/>
            <draw:equation draw:name="f24" draw:formula="1102081*logwidth/1174270"/>
            <draw:equation draw:name="f25" draw:formula="365760*logheight/539014"/>
            <draw:equation draw:name="f26" draw:formula="1039517*logwidth/1174270"/>
            <draw:equation draw:name="f27" draw:formula="394635*logheight/539014"/>
            <draw:equation draw:name="f28" draw:formula="991390*logwidth/1174270"/>
            <draw:equation draw:name="f29" draw:formula="409073*logheight/539014"/>
            <draw:equation draw:name="f30" draw:formula="904763*logwidth/1174270"/>
            <draw:equation draw:name="f31" draw:formula="452387*logheight/539014"/>
            <draw:equation draw:name="f32" draw:formula="861449*logwidth/1174270"/>
            <draw:equation draw:name="f33" draw:formula="471637*logheight/539014"/>
            <draw:equation draw:name="f34" draw:formula="822948*logwidth/1174270"/>
            <draw:equation draw:name="f35" draw:formula="486075*logheight/539014"/>
            <draw:equation draw:name="f36" draw:formula="774822*logwidth/1174270"/>
            <draw:equation draw:name="f37" draw:formula="510139*logheight/539014"/>
            <draw:equation draw:name="f38" draw:formula="736321*logwidth/1174270"/>
            <draw:equation draw:name="f39" draw:formula="524576*logheight/539014"/>
            <draw:equation draw:name="f40" draw:formula="688194*logwidth/1174270"/>
            <draw:equation draw:name="f41" draw:formula="539014*logheight/539014"/>
            <draw:equation draw:name="f42" draw:formula="178056*logwidth/1174270"/>
            <draw:equation draw:name="f43" draw:formula="529389*logheight/539014"/>
            <draw:equation draw:name="f44" draw:formula="153992*logwidth/1174270"/>
            <draw:equation draw:name="f45" draw:formula="524576*logheight/539014"/>
            <draw:equation draw:name="f46" draw:formula="125117*logwidth/1174270"/>
            <draw:equation draw:name="f47" draw:formula="519764*logheight/539014"/>
            <draw:equation draw:name="f48" draw:formula="86616*logwidth/1174270"/>
            <draw:equation draw:name="f49" draw:formula="495701*logheight/539014"/>
            <draw:equation draw:name="f50" draw:formula="76990*logwidth/1174270"/>
            <draw:equation draw:name="f51" draw:formula="486075*logheight/539014"/>
            <draw:equation draw:name="f52" draw:formula="48114*logwidth/1174270"/>
            <draw:equation draw:name="f53" draw:formula="447574*logheight/539014"/>
            <draw:equation draw:name="f54" draw:formula="38489*logwidth/1174270"/>
            <draw:equation draw:name="f55" draw:formula="428324*logheight/539014"/>
            <draw:equation draw:name="f56" draw:formula="24051*logwidth/1174270"/>
            <draw:equation draw:name="f57" draw:formula="409073*logheight/539014"/>
            <draw:equation draw:name="f58" draw:formula="4801*logwidth/1174270"/>
            <draw:equation draw:name="f59" draw:formula="370572*logheight/539014"/>
            <draw:equation draw:name="f60" draw:formula="4801*logwidth/1174270"/>
            <draw:equation draw:name="f61" draw:formula="279132*logheight/539014"/>
            <draw:equation draw:name="f62" draw:formula="logwidth"/>
            <draw:equation draw:name="f63" draw:formula="logheight"/>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renis ADF Pro" svg:font-family="'Berenis ADF Pro'" style:font-pitch="variable"/>
    <style:font-face style:name="LM Roman Unslanted 10" svg:font-family="'LM Roman Unslanted 10'"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TeX Gyre DejaVu Math" svg:font-family="'TeX Gyre DejaVu Math'" style:font-pitch="variable"/>
    <style:font-face style:name="Times New Roman" svg:font-family="'Times New Roman'" style:font-family-generic="roman" style:font-pitch="variable"/>
    <style:font-face style:name="游ゴシック" svg:font-family="游ゴシック"/>
    <style:font-face style:name="游ゴシック Light" svg:font-family="'游ゴシック Light'"/>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3" draw:display-name="Arrowheads 3" svg:viewBox="0 0 20 13" svg:d="M0 13l10-13 10 13z"/>
    <draw:marker draw:name="msArrowEnd_20_5" draw:display-name="msArrowEnd 5" svg:viewBox="0 0 300 300" svg:d="M150 0l150 300h-300z"/>
    <draw:stroke-dash draw:name="Dash_20__28_Rounded_29_" draw:display-name="Dash (Rounded)" draw:style="round" draw:dots1="1" draw:dots1-length="201%" draw:distance="199%"/>
    <draw:stroke-dash draw:name="Dot" draw:style="rect" draw:dots1="1" draw:dots1-length="100%" draw:distance="100%"/>
    <draw:stroke-dash draw:name="Dot_20__28_Rounded_29_" draw:display-name="Dot (Rounded)" draw:style="round" draw:dots1="1" draw:dots1-length="1%" draw:distance="199%"/>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15:15:56.239268366</meta:creation-date>
    <dc:date>2024-11-02T18:15:00.861497388</dc:date>
    <meta:editing-duration>PT3H6M38S</meta:editing-duration>
    <meta:editing-cycles>16</meta:editing-cycles>
    <meta:generator>LibreOffice/24.2.5.2$Linux_X86_64 LibreOffice_project/420$Build-2</meta:generator>
    <meta:document-statistic meta:object-count="84"/>
  </office:meta>
</office:document-meta>
</file>